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5-01-07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9196" calcext:value-type="float">
            <text:p>95.6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4-01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3-01-18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35144" calcext:value-type="float">
            <text:p>93.7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2-01-0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92" calcext:value-type="float">
            <text:p>92.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1-03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20-01-07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1672" calcext:value-type="float">
            <text:p>91.1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9-01-0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8-01-09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7-01-10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6-08-1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6-01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5-01-06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1024" calcext:value-type="float">
            <text:p>87.4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4-01-08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3-01-09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5216" calcext:value-type="float">
            <text:p>84.4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818" calcext:value-type="float">
            <text:p>82.9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3964" calcext:value-type="float">
            <text:p>80.9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62984" calcext:value-type="float">
            <text:p>80.2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1424" calcext:value-type="float">
            <text:p>79.2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71216" calcext:value-type="float">
            <text:p>79.0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44496" calcext:value-type="float">
            <text:p>78.6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1952" calcext:value-type="float">
            <text:p>78.1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200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8016" calcext:value-type="float">
            <text:p>77.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6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01096" calcext:value-type="float">
            <text:p>74.3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2624" calcext:value-type="float">
            <text:p>73.5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9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2176" calcext:value-type="float">
            <text:p>71.5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33056" calcext:value-type="float">
            <text:p>70.9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2472" calcext:value-type="float">
            <text:p>70.8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67752" calcext:value-type="float">
            <text:p>71.1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1712" calcext:value-type="float">
            <text:p>68.5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75072" calcext:value-type="float">
            <text:p>68.7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8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7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6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0872" calcext:value-type="float">
            <text:p>61.8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95536" calcext:value-type="float">
            <text:p>60.2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6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4128" calcext:value-type="float">
            <text:p>58.1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6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1776" calcext:value-type="float">
            <text:p>56.8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67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6</text:p>
          </table:table-cell>
          <table:table-cell office:value-type="string" calcext:value-type="string">
            <text:p>MM1316</text:p>
          </table:table-cell>
          <table:table-cell office:value-type="string" calcext:value-type="string">
            <text:p>1966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